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394in" svg:x="0.0929in" svg:y="1.9071in">
            <draw:object draw:notify-on-update-of-ranges="Sheet1.A3:Sheet1.A9 Sheet1.B2:Sheet1.B2 Sheet1.B3:Sheet1.B9 Sheet1.C2:Sheet1.C2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PS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Requests</text:p>
          </table:table-cell>
          <table:table-cell table:style-name="ce1" office:value-type="string" calcext:value-type="string">
            <text:p>EmbedHTTP</text:p>
          </table:table-cell>
          <table:table-cell table:style-name="ce1" office:value-type="string" calcext:value-type="string">
            <text:p>Spring Boot</text:p>
          </table:table-cell>
          <table:table-cell/>
          <table:table-cell office:value-type="string" calcext:value-type="string">
            <text:p>#Requests</text:p>
          </table:table-cell>
          <table:table-cell table:style-name="ce1" office:value-type="string" calcext:value-type="string">
            <text:p>EmbedHTTP</text:p>
          </table:table-cell>
          <table:table-cell table:style-name="ce1" office:value-type="string" calcext:value-type="string">
            <text:p>Spring Bo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93" calcext:value-type="float">
            <text:p>15593</text:p>
          </table:table-cell>
          <table:table-cell office:value-type="float" office:value="14757" calcext:value-type="float">
            <text:p>14757</text:p>
          </table:table-cell>
          <table:table-cell/>
          <table:table-cell office:value-type="float" office:value="1" calcext:value-type="float">
            <text:p>1</text:p>
          </table:table-cell>
          <table:table-cell table:formula="of:=0.092583" office:value-type="float" office:value="0.092583" calcext:value-type="float">
            <text:p>0.092583</text:p>
          </table:table-cell>
          <table:table-cell table:formula="of:=0.094083" office:value-type="float" office:value="0.094083" calcext:value-type="float">
            <text:p>0.094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14" calcext:value-type="float">
            <text:p>24614</text:p>
          </table:table-cell>
          <table:table-cell office:value-type="float" office:value="22695" calcext:value-type="float">
            <text:p>226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2417" calcext:value-type="float">
            <text:p>0.122417</text:p>
          </table:table-cell>
          <table:table-cell office:value-type="float" office:value="0.117334" calcext:value-type="float">
            <text:p>0.117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058" calcext:value-type="float">
            <text:p>37058</text:p>
          </table:table-cell>
          <table:table-cell office:value-type="float" office:value="36158" calcext:value-type="float">
            <text:p>36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7958" calcext:value-type="float">
            <text:p>0.167958</text:p>
          </table:table-cell>
          <table:table-cell office:value-type="float" office:value="0.161083" calcext:value-type="float">
            <text:p>0.161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367" calcext:value-type="float">
            <text:p>50367</text:p>
          </table:table-cell>
          <table:table-cell office:value-type="float" office:value="53580" calcext:value-type="float">
            <text:p>535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69208" calcext:value-type="float">
            <text:p>0.269208</text:p>
          </table:table-cell>
          <table:table-cell office:value-type="float" office:value="0.2345" calcext:value-type="float">
            <text:p>0.2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763" calcext:value-type="float">
            <text:p>68763</text:p>
          </table:table-cell>
          <table:table-cell office:value-type="float" office:value="69894" calcext:value-type="float">
            <text:p>698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43041" calcext:value-type="float">
            <text:p>0.443041</text:p>
          </table:table-cell>
          <table:table-cell office:value-type="float" office:value="0.392125" calcext:value-type="float">
            <text:p>0.392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240" calcext:value-type="float">
            <text:p>82240</text:p>
          </table:table-cell>
          <table:table-cell office:value-type="float" office:value="82415" calcext:value-type="float">
            <text:p>824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98792" calcext:value-type="float">
            <text:p>0.798792</text:p>
          </table:table-cell>
          <table:table-cell office:value-type="float" office:value="0.721083" calcext:value-type="float">
            <text:p>0.7210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9161" calcext:value-type="float">
            <text:p>119161</text:p>
          </table:table-cell>
          <table:table-cell office:value-type="float" office:value="91318" calcext:value-type="float">
            <text:p>9131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102833" calcext:value-type="float">
            <text:p>1.102833</text:p>
          </table:table-cell>
          <table:table-cell office:value-type="float" office:value="1.376792" calcext:value-type="float">
            <text:p>1.376792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>
            <draw:frame draw:z-index="1" draw:style-name="gr1" draw:text-style-name="P1" svg:width="6.2992in" svg:height="3.5394in" svg:x="0.1236in" svg:y="0.0244in">
              <draw:object draw:notify-on-update-of-ranges="Sheet1.E3:Sheet1.E9 Sheet1.F2:Sheet1.F2 Sheet1.F3:Sheet1.F9 Sheet1.G2:Sheet1.G2 Sheet1.G3:Sheet1.G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09:03:52.03150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8T16:02:20.480683000</meta:creation-date>
    <meta:generator>LibreOffice/25.2.2.2$MacOSX_AARCH64 LibreOffice_project/7370d4be9e3cf6031a51beef54ff3bda878e3fac</meta:generator>
    <dc:date>2025-05-15T09:40:55.959400000</dc:date>
    <meta:editing-duration>PT17M29S</meta:editing-duration>
    <meta:editing-cycles>3</meta:editing-cycles>
    <meta:document-statistic meta:table-count="1" meta:cell-count="5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8.991cm" xlink:href=".." xlink:type="simple" chart:class="chart:line" chart:style-name="ch1">
        <chart:title svg:x="5.82cm" svg:y="0.314cm" chart:style-name="ch2">
          <text:p>Request per Second</text:p>
        </chart:title>
        <chart:legend chart:legend-position="end" svg:x="12.576cm" svg:y="3.944cm" style:legend-expansion="high" chart:style-name="ch3"/>
        <chart:plot-area chart:style-name="ch4" svg:x="1.301cm" svg:y="1.29cm" svg:width="10.955cm" svg:height="6.571cm">
          <chart:coordinate-region svg:x="2.753cm" svg:y="1.491cm" svg:width="9.301cm" svg:height="5.72cm"/>
          <chart:axis chart:dimension="x" chart:name="primary-x" chart:style-name="ch5" chartooo:axis-type="auto">
            <chartooo:date-scale/>
            <chart:title svg:x="5.12cm" svg:y="8.04cm" chart:style-name="ch2">
              <text:p><text:span text:style-name="T1">#Concurrent Requests</text:span></text:p>
            </chart:title>
            <chart:categories table:cell-range-address="Sheet1.A3:Sheet1.A9"/>
          </chart:axis>
          <chart:axis chart:dimension="y" chart:name="primary-y" chart:style-name="ch5">
            <chart:title svg:x="0.451cm" svg:y="6.18cm" chart:style-name="ch6">
              <text:p><text:span text:style-name="T1">#Request per Second</text:span></text:p>
            </chart:title>
            <chart:grid chart:style-name="ch7" chart:class="major"/>
          </chart:axis>
          <chart:series chart:style-name="ch8" chart:values-cell-range-address="Sheet1.B3:Sheet1.B9" chart:label-cell-address="Sheet1.B2:Sheet1.B2" chart:class="chart:line">
            <chart:data-point chart:repeated="7"/>
          </chart:series>
          <chart:series chart:style-name="ch9" chart:values-cell-range-address="Sheet1.C3:Sheet1.C9" chart:label-cell-address="Sheet1.C2:Sheet1.C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bedHTTP</text:p>
                <draw:g>
                  <svg:desc>Sheet1.B2:Sheet1.B2</svg:desc>
                </draw:g>
              </table:table-cell>
              <table:table-cell office:value-type="string">
                <text:p>Spring Boo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9</svg:desc>
                </draw:g>
              </table:table-cell>
              <table:table-cell office:value-type="float" office:value="15593">
                <text:p>15593</text:p>
                <draw:g>
                  <svg:desc>Sheet1.B3:Sheet1.B9</svg:desc>
                </draw:g>
              </table:table-cell>
              <table:table-cell office:value-type="float" office:value="14757">
                <text:p>14757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614">
                <text:p>24614</text:p>
              </table:table-cell>
              <table:table-cell office:value-type="float" office:value="22695">
                <text:p>226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058">
                <text:p>37058</text:p>
              </table:table-cell>
              <table:table-cell office:value-type="float" office:value="36158">
                <text:p>361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367">
                <text:p>50367</text:p>
              </table:table-cell>
              <table:table-cell office:value-type="float" office:value="53580">
                <text:p>535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8763">
                <text:p>68763</text:p>
              </table:table-cell>
              <table:table-cell office:value-type="float" office:value="69894">
                <text:p>698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2240">
                <text:p>82240</text:p>
              </table:table-cell>
              <table:table-cell office:value-type="float" office:value="82415">
                <text:p>824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9161">
                <text:p>119161</text:p>
              </table:table-cell>
              <table:table-cell office:value-type="float" office:value="91318">
                <text:p>91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8.991cm" xlink:href=".." xlink:type="simple" chart:class="chart:line" chart:style-name="ch1">
        <chart:title svg:x="5.602cm" svg:y="0.314cm" chart:style-name="ch2">
          <text:p>95% of requests under</text:p>
        </chart:title>
        <chart:legend chart:legend-position="end" svg:x="12.576cm" svg:y="3.944cm" style:legend-expansion="high" chart:style-name="ch3"/>
        <chart:plot-area chart:style-name="ch4" svg:x="1.301cm" svg:y="1.29cm" svg:width="10.955cm" svg:height="6.571cm">
          <chart:coordinate-region svg:x="2.052cm" svg:y="1.491cm" svg:width="10.002cm" svg:height="5.72cm"/>
          <chart:axis chart:dimension="x" chart:name="primary-x" chart:style-name="ch5" chartooo:axis-type="auto">
            <chartooo:date-scale/>
            <chart:title svg:x="5.12cm" svg:y="8.04cm" chart:style-name="ch2">
              <text:p><text:span text:style-name="T1">#Concurrent Requests</text:span></text:p>
            </chart:title>
            <chart:categories table:cell-range-address="Sheet1.E3:Sheet1.E9"/>
          </chart:axis>
          <chart:axis chart:dimension="y" chart:name="primary-y" chart:style-name="ch5">
            <chart:title svg:x="0.451cm" svg:y="5.601cm" chart:style-name="ch6">
              <text:p><text:span text:style-name="T1">Duration (ms)</text:span></text:p>
            </chart:title>
            <chart:grid chart:style-name="ch7" chart:class="major"/>
          </chart:axis>
          <chart:series chart:style-name="ch8" chart:values-cell-range-address="Sheet1.F3:Sheet1.F9" chart:label-cell-address="Sheet1.F2:Sheet1.F2" chart:class="chart:line">
            <chart:data-point chart:repeated="7"/>
          </chart:series>
          <chart:series chart:style-name="ch9" chart:values-cell-range-address="Sheet1.G3:Sheet1.G9" chart:label-cell-address="Sheet1.G2:Sheet1.G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bedHTTP</text:p>
                <draw:g>
                  <svg:desc>Sheet1.F2:Sheet1.F2</svg:desc>
                </draw:g>
              </table:table-cell>
              <table:table-cell office:value-type="string">
                <text:p>Spring Boot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3:Sheet1.E9</svg:desc>
                </draw:g>
              </table:table-cell>
              <table:table-cell office:value-type="float" office:value="0.092583">
                <text:p>0.092583</text:p>
                <draw:g>
                  <svg:desc>Sheet1.F3:Sheet1.F9</svg:desc>
                </draw:g>
              </table:table-cell>
              <table:table-cell office:value-type="float" office:value="0.094083">
                <text:p>0.094083</text:p>
                <draw:g>
                  <svg:desc>Sheet1.G3:Sheet1.G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22417">
                <text:p>0.122417</text:p>
              </table:table-cell>
              <table:table-cell office:value-type="float" office:value="0.117334">
                <text:p>0.1173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7958">
                <text:p>0.167958</text:p>
              </table:table-cell>
              <table:table-cell office:value-type="float" office:value="0.161083">
                <text:p>0.1610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9208">
                <text:p>0.269208</text:p>
              </table:table-cell>
              <table:table-cell office:value-type="float" office:value="0.2345">
                <text:p>0.23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3041">
                <text:p>0.443041</text:p>
              </table:table-cell>
              <table:table-cell office:value-type="float" office:value="0.392125">
                <text:p>0.3921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98792">
                <text:p>0.798792</text:p>
              </table:table-cell>
              <table:table-cell office:value-type="float" office:value="0.721083">
                <text:p>0.7210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102833">
                <text:p>1.102833</text:p>
              </table:table-cell>
              <table:table-cell office:value-type="float" office:value="1.376792">
                <text:p>1.376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